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71in"/>
    </style:style>
    <style:style style:name="co2" style:family="table-column">
      <style:table-column-properties fo:break-before="auto" style:column-width="1.1992in"/>
    </style:style>
    <style:style style:name="co3" style:family="table-column">
      <style:table-column-properties fo:break-before="auto" style:column-width="1.3965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8898in"/>
    </style:style>
    <style:style style:name="co9" style:family="table-column">
      <style:table-column-properties fo:break-before="auto" style:column-width="1.9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>
            <text:p>Server</text:p>
          </table:table-cell>
          <table:table-cell table:style-name="ce1" office:value-type="string">
            <text:p>Tomcat-Version</text:p>
          </table:table-cell>
          <table:table-cell table:style-name="ce1" office:value-type="string">
            <text:p>Tomcat-Path</text:p>
          </table:table-cell>
          <table:table-cell table:style-name="ce1" office:value-type="string">
            <text:p>Port</text:p>
          </table:table-cell>
          <table:table-cell table:style-name="ce1" office:value-type="string">
            <text:p>JDK-Version</text:p>
          </table:table-cell>
          <table:table-cell table:style-name="ce1" office:value-type="string">
            <text:p>JDK-Path</text:p>
          </table:table-cell>
          <table:table-cell table:style-name="ce1" office:value-type="string">
            <text:p>Server-Type</text:p>
          </table:table-cell>
          <table:table-cell table:style-name="ce1" office:value-type="string">
            <text:p>Equivalent-Prod Server</text:p>
          </table:table-cell>
          <table:table-cell table:style-name="ce1" office:value-type="string">
            <text:p>Remarks</text:p>
          </table:table-cell>
        </table:table-row>
        <table:table-row table:style-name="ro2">
          <table:table-cell office:value-type="string">
            <text:p>FINSERVER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Dev</text:p>
          </table:table-cell>
          <table:table-cell office:value-type="string">
            <text:p>NJAIMAGE-apache-tomcat1</text:p>
          </table:table-cell>
          <table:table-cell/>
        </table:table-row>
        <table:table-row table:style-name="ro2">
          <table:table-cell office:value-type="string">
            <text:p>NJAPPS5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Dev</text:p>
          </table:table-cell>
          <table:table-cell office:value-type="string">
            <text:p>NJAPPS-apache-tomcat1</text:p>
          </table:table-cell>
          <table:table-cell/>
        </table:table-row>
        <table:table-row table:style-name="ro2">
          <table:table-cell office:value-type="string">
            <text:p>NJAPPS5</text:p>
          </table:table-cell>
          <table:table-cell office:value-type="string">
            <text:p>7.0.12</text:p>
          </table:table-cell>
          <table:table-cell office:value-type="string">
            <text:p>/opt/apache-tomcat2</text:p>
          </table:table-cell>
          <table:table-cell office:value-type="float" office:value="8081">
            <text:p>8081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Dev</text:p>
          </table:table-cell>
          <table:table-cell office:value-type="string">
            <text:p>NJAPPS-apache-tomcat2</text:p>
          </table:table-cell>
          <table:table-cell/>
        </table:table-row>
        <table:table-row table:style-name="ro2">
          <table:table-cell office:value-type="string">
            <text:p>NJTEST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Test</text:p>
          </table:table-cell>
          <table:table-cell office:value-type="string">
            <text:p>NJAPPS-apache-tomcat1</text:p>
          </table:table-cell>
          <table:table-cell/>
        </table:table-row>
        <table:table-row table:style-name="ro2">
          <table:table-cell office:value-type="string">
            <text:p>NJTEST</text:p>
          </table:table-cell>
          <table:table-cell office:value-type="string">
            <text:p>7.0.12</text:p>
          </table:table-cell>
          <table:table-cell office:value-type="string">
            <text:p>/opt/apache-tomcat2</text:p>
          </table:table-cell>
          <table:table-cell office:value-type="float" office:value="8081">
            <text:p>8081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Test</text:p>
          </table:table-cell>
          <table:table-cell office:value-type="string">
            <text:p>NJAPPS-apache-tomcat2</text:p>
          </table:table-cell>
          <table:table-cell/>
        </table:table-row>
        <table:table-row table:style-name="ro2">
          <table:table-cell office:value-type="string">
            <text:p>NJTEST2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Test</text:p>
          </table:table-cell>
          <table:table-cell office:value-type="string">
            <text:p>NJAIMAGE-apache-tomcat1</text:p>
          </table:table-cell>
          <table:table-cell/>
        </table:table-row>
        <table:table-row table:style-name="ro2">
          <table:table-cell office:value-type="string">
            <text:p>NJAPPS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table:style-name="ce3" office:value-type="float" office:value="80">
            <text:p>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Prod</text:p>
          </table:table-cell>
          <table:table-cell office:value-type="string">
            <text:p>NJAPPS-apache-tomcat1</text:p>
          </table:table-cell>
          <table:table-cell office:value-type="string">
            <text:p>Will be change soon to 8080</text:p>
          </table:table-cell>
        </table:table-row>
        <table:table-row table:style-name="ro2">
          <table:table-cell office:value-type="string">
            <text:p>NJAPPS</text:p>
          </table:table-cell>
          <table:table-cell office:value-type="string">
            <text:p>7.0.12</text:p>
          </table:table-cell>
          <table:table-cell office:value-type="string">
            <text:p>/opt/apache-tomcat2</text:p>
          </table:table-cell>
          <table:table-cell office:value-type="float" office:value="8081">
            <text:p>8081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Prod</text:p>
          </table:table-cell>
          <table:table-cell office:value-type="string">
            <text:p>NJAPPS-apache-tomcat2</text:p>
          </table:table-cell>
          <table:table-cell/>
        </table:table-row>
        <table:table-row table:style-name="ro2">
          <table:table-cell office:value-type="string">
            <text:p>NJAIMAGE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Prod</text:p>
          </table:table-cell>
          <table:table-cell office:value-type="string">
            <text:p>NJAIMAGE-apache-tomcat1</text:p>
          </table:table-cell>
          <table:table-cell/>
        </table:table-row>
        <table:table-row table:style-name="ro2">
          <table:table-cell office:value-type="string">
            <text:p>DAKC</text:p>
          </table:table-cell>
          <table:table-cell office:value-type="string">
            <text:p>7.0.12</text:p>
          </table:table-cell>
          <table:table-cell office:value-type="string">
            <text:p>/opt/apache-tomcat1</text:p>
          </table:table-cell>
          <table:table-cell office:value-type="float" office:value="8080">
            <text:p>8080</text:p>
          </table:table-cell>
          <table:table-cell office:value-type="string">
            <text:p>1.6.0_13</text:p>
          </table:table-cell>
          <table:table-cell office:value-type="string">
            <text:p>/usr/java/jdk1.6.0_13</text:p>
          </table:table-cell>
          <table:table-cell office:value-type="string">
            <text:p>Prod</text:p>
          </table:table-cell>
          <table:table-cell office:value-type="string">
            <text:p>DAKC-apache-tomcat1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3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05T13:28:58</meta:creation-date>
    <dc:date>2011-09-05T13:39:51</dc:date>
    <meta:editing-duration>PT00H10M53S</meta:editing-duration>
    <meta:editing-cycles>25</meta:editing-cycles>
    <meta:generator>OpenOffice.org/3.1$Linux OpenOffice.org_project/310m19$Build-9420</meta:generator>
    <meta:document-statistic meta:table-count="3" meta:cell-count="90" meta:object-count="0"/>
  </office:meta>
</office:document-meta>
</file>